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b13f" officeooo:paragraph-rsid="000cb13f"/>
    </style:style>
    <style:style style:name="P2" style:family="paragraph" style:parent-style-name="Text_20_body">
      <style:text-properties officeooo:paragraph-rsid="002a30b4"/>
    </style:style>
    <style:style style:name="P3" style:family="paragraph" style:parent-style-name="Text_20_body">
      <style:text-properties officeooo:rsid="0031586f" officeooo:paragraph-rsid="0031586f"/>
    </style:style>
    <style:style style:name="P4" style:family="paragraph" style:parent-style-name="Text_20_body">
      <style:text-properties officeooo:rsid="003192c5" officeooo:paragraph-rsid="003192c5"/>
    </style:style>
    <style:style style:name="P5" style:family="paragraph" style:parent-style-name="Text_20_body" style:list-style-name="List_20_1">
      <style:text-properties officeooo:rsid="002aec23" officeooo:paragraph-rsid="002aec23"/>
    </style:style>
    <style:style style:name="P6" style:family="paragraph" style:parent-style-name="Text_20_body" style:list-style-name="List_20_1">
      <style:text-properties officeooo:rsid="0013dae5" officeooo:paragraph-rsid="0013dae5"/>
    </style:style>
    <style:style style:name="P7" style:family="paragraph" style:parent-style-name="Text_20_body" style:list-style-name="List_20_1">
      <style:text-properties officeooo:rsid="001aabf7" officeooo:paragraph-rsid="001aabf7"/>
    </style:style>
    <style:style style:name="P8" style:family="paragraph" style:parent-style-name="Text_20_body">
      <style:text-properties officeooo:rsid="0031586f" officeooo:paragraph-rsid="0031586f"/>
    </style:style>
    <style:style style:name="P9" style:family="paragraph" style:parent-style-name="Heading_20_2">
      <style:text-properties officeooo:rsid="001c1e17" officeooo:paragraph-rsid="001c1e17"/>
    </style:style>
    <style:style style:name="P10" style:family="paragraph" style:parent-style-name="Heading_20_2">
      <style:text-properties officeooo:rsid="0013dae5" officeooo:paragraph-rsid="0013dae5"/>
    </style:style>
    <style:style style:name="P11" style:family="paragraph" style:parent-style-name="Heading_20_2">
      <style:text-properties officeooo:rsid="0031586f" officeooo:paragraph-rsid="0031586f"/>
    </style:style>
    <style:style style:name="P12" style:family="paragraph" style:parent-style-name="Heading_20_3">
      <style:text-properties officeooo:rsid="001c3ae3" officeooo:paragraph-rsid="001c3ae3"/>
    </style:style>
    <style:style style:name="P13" style:family="paragraph" style:parent-style-name="Heading_20_3">
      <style:text-properties officeooo:rsid="001e94fd" officeooo:paragraph-rsid="001e94fd"/>
    </style:style>
    <style:style style:name="P14" style:family="paragraph" style:parent-style-name="Heading_20_3">
      <style:text-properties officeooo:rsid="0021c4a9" officeooo:paragraph-rsid="0021c4a9"/>
    </style:style>
    <style:style style:name="T1" style:family="text">
      <style:text-properties officeooo:rsid="0002a2dd"/>
    </style:style>
    <style:style style:name="T2" style:family="text">
      <style:text-properties officeooo:rsid="0005a933"/>
    </style:style>
    <style:style style:name="T3" style:family="text">
      <style:text-properties officeooo:rsid="00067da8"/>
    </style:style>
    <style:style style:name="T4" style:family="text">
      <style:text-properties officeooo:rsid="000738d7"/>
    </style:style>
    <style:style style:name="T5" style:family="text">
      <style:text-properties officeooo:rsid="000801af"/>
    </style:style>
    <style:style style:name="T6" style:family="text">
      <style:text-properties officeooo:rsid="000a51be"/>
    </style:style>
    <style:style style:name="T7" style:family="text">
      <style:text-properties officeooo:rsid="000b3b33"/>
    </style:style>
    <style:style style:name="T8" style:family="text">
      <style:text-properties officeooo:rsid="000cb13f"/>
    </style:style>
    <style:style style:name="T9" style:family="text">
      <style:text-properties officeooo:rsid="000d22c3"/>
    </style:style>
    <style:style style:name="T10" style:family="text">
      <style:text-properties officeooo:rsid="000e2f1c"/>
    </style:style>
    <style:style style:name="T11" style:family="text">
      <style:text-properties officeooo:rsid="0013a08c"/>
    </style:style>
    <style:style style:name="T12" style:family="text">
      <style:text-properties officeooo:rsid="00142dbd"/>
    </style:style>
    <style:style style:name="T13" style:family="text">
      <style:text-properties officeooo:rsid="001627b8"/>
    </style:style>
    <style:style style:name="T14" style:family="text">
      <style:text-properties officeooo:rsid="00171bdb"/>
    </style:style>
    <style:style style:name="T15" style:family="text">
      <style:text-properties officeooo:rsid="001aabf7"/>
    </style:style>
    <style:style style:name="T16" style:family="text">
      <style:text-properties officeooo:rsid="001ff6ee"/>
    </style:style>
    <style:style style:name="T17" style:family="text">
      <style:text-properties officeooo:rsid="00249a88"/>
    </style:style>
    <style:style style:name="T18" style:family="text">
      <style:text-properties officeooo:rsid="002502f0"/>
    </style:style>
    <style:style style:name="T19" style:family="text">
      <style:text-properties officeooo:rsid="00266a84"/>
    </style:style>
    <style:style style:name="T20" style:family="text">
      <style:text-properties officeooo:rsid="00283278"/>
    </style:style>
    <style:style style:name="T21" style:family="text">
      <style:text-properties officeooo:rsid="002a30b4"/>
    </style:style>
    <style:style style:name="T22" style:family="text">
      <style:text-properties officeooo:rsid="002bf2d6"/>
    </style:style>
    <style:style style:name="T23" style:family="text">
      <style:text-properties officeooo:rsid="002d4c04"/>
    </style:style>
    <style:style style:name="T24" style:family="text">
      <style:text-properties officeooo:rsid="002e649a"/>
    </style:style>
    <style:style style:name="T25" style:family="text">
      <style:text-properties officeooo:rsid="003192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Architettura del </text:span>sistema</text:h>
      <text:p text:style-name="Text_20_body"><text:span text:style-name="T7">Lo s</text:span>copo del progetto è <text:span text:style-name="T7">di realizzare</text:span> un sistema che <text:span text:style-name="T7">sappia analizzare e giudicare lo stato di salute e fitness di un soggetto </text:span>tramite tecniche di <text:span text:style-name="T2">M</text:span>achine <text:span text:style-name="T2">L</text:span>earning.</text:p>
      <text:p text:style-name="Text_20_body">Sono stati utilizzati dei dati riguardanti rilevazioni effettuate su diversi aspetti fisiologici e comportamentali di un utente, che verranno definiti attributi.</text:p>
      <text:p text:style-name="Text_20_body">Il training del sistema avviene, quindi, tramite un file che contiene una serie di rilevazioni di più utenti. <text:span text:style-name="T8">Il sistema dapprima classifica questi utenti in base a valori medi presenti nella letteratura medica, e in seguito utilizza i loro dati per avere un quadro generale di come si comporti e che dati medici abbia un utente in salute.</text:span></text:p>
      <text:p text:style-name="Text_20_body">La lista degli attributi, <text:span text:style-name="T3">invece,</text:span> viene suddivisa in <text:span text:style-name="T8">3</text:span> gruppi. Ogni grupp<text:span text:style-name="T8">o</text:span> contiene attributi <text:span text:style-name="T4">medicalmente </text:span>rilevanti tra di loro. Un grupp<text:span text:style-name="T3">o</text:span>, in particolare, verrà utilizzat<text:span text:style-name="T5">o</text:span> come <text:span text:style-name="T3">gruppo</text:span> dello stato di salute di una persona (e non della forma fisica) in quanto comprende tutti gli attributi <text:span text:style-name="T8">principali </text:span>dello stato di salute di una persona.</text:p>
      <text:p text:style-name="Text_20_body">Dopodichè, una volta effettuato il training, un utente che vorrà conoscere il proprio stato di salute dovrà semplicemente inserire le proprie rilevazioni e il sistema darà un giudizio per ogni gruppo di attributi (se in salute, poco in salute o scarsamente in salute).</text:p>
      <text:p text:style-name="P1"/>
      <text:h text:style-name="Heading_20_1" text:outline-level="1">Implementazione</text:h>
      <text:p text:style-name="Text_20_body">Il progetto di compone di diverse componenti.</text:p>
      <text:p text:style-name="Text_20_body">Innanzitutto si ha il file training.py che si occupa di effettuare il training. Per poter <text:span text:style-name="T9">essere eseguito</text:span> necessita dei seguenti file: il file data.csv, che contiene le rilevazioni di tutti gli utenti, e del file userinfo.csv, che contiene i dati principali di ogni utente (come età e sesso).</text:p>
      <text:p text:style-name="Text_20_body">Lo script produce in output diversi file che contengono i dati di training del sistema.</text:p>
      <text:p text:style-name="Text_20_body">Dopodichè si deve far girare il file analyze.py che si occupa di prendere i dati in input dell’utente che desidera una valutazione del proprio stato di salute, e dopo aver utilizzato i dati di training del sistema, produce in output il risultato della propria analisi.</text:p>
      <text:p text:style-name="Text_20_body">Per facilitare il debu<text:span text:style-name="T11">g</text:span>ging del sistema, è presente anche uno script, make_subset.py, <text:span text:style-name="T10">che crea un subset del file data.csv dopo aver specificato di quanti utenti si vogliano le rilevazioni.</text:span></text:p>
      <text:p text:style-name="Text_20_body">Tutte le variabili principali del sistema sono presenti nel file define.py e possono essere cambiate a piacimento.</text:p>
      <text:h text:style-name="Heading_20_2" text:outline-level="2">Descrizione dettagliata</text:h>
      <text:p text:style-name="Text_20_body">Il file training.py legge la lista degli utenti <text:span text:style-name="T12">dal file userinfo.csv.</text:span></text:p>
      <text:p text:style-name="Text_20_body">Poi divide la lista in <text:span text:style-name="T17">2</text:span> categorie: utenti utilizzati per il training e quelli per <text:span text:style-name="T20">il testing</text:span>.</text:p>
      <text:p text:style-name="Text_20_body">Dopodichè raggruppa le rilevazioni di ogni utente per ogni mese. <text:span text:style-name="T13">Bisogna considerare che le rilevazioni sono state effettuare nell’arco di 12 mesi e che lo stato di forma/salute di un utente può variare nell’arco di un anno, per cui ogni utente avrà una valutazione differente per ciascun mese.</text:span></text:p>
      <text:p text:style-name="Text_20_body"><text:soft-page-break/>Inoltre le rilevazioni degli attributi sono raggruppate in 3 gruppi: il gruppo di salute generale, quello del sonno e quello delle attività sportive.</text:p>
      <text:p text:style-name="Text_20_body">Per ogni utente, mese e gruppo ne viene fatta, <text:span text:style-name="T13">quindi,</text:span> la media delle rilevazioni presenti.</text:p>
      <text:p text:style-name="Text_20_body"><text:span text:style-name="T1">A questo punto bisognerà eliminare tutte le mensilità degli utenti che non hanno rilevazioni frequenti. </text:span>Se ogni attributo non ha almeno <text:span text:style-name="T18">un certo numero</text:span> rilevazioni per ogni mese, allora tutto il gruppo rilevato di quel mese viene scartato per mancanza di rilevazioni. Tutti i parametri di training sono facilmente modificabili grazie a variabili globali presenti in ciascun file.</text:p>
      <text:p text:style-name="Text_20_body">Dopodichè ogni attributo di ogni gruppo di ogni mese di ogni utente viene confrontato con i valori medi presenti in letteratura medica. <text:span text:style-name="T1">Secondo diverse ricerche mediche, ogni attributo di salute ha dei valori che possono essere definiti in salute o meno, p</text:span>e<text:span text:style-name="T14">r cui</text:span> se l’attributo ha un valore che rientra in quel range, il suo gruppo prende un punto, altrimenti ne sottrae uno. Questa valutazione dei gruppi viene fatta per ogni mese.</text:p>
      <text:p text:style-name="Text_20_body">Chiaramente verrà fatta l’assunzione che un utente in salute abbia anche comportamenti idonei. Questo non è vero per ogni caso, ma nella maggior parte si, e lo scopo è di far emergere i comportamenti corretti su un <text:span text:style-name="T6">campione</text:span> elevato di utenti.</text:p>
      <text:p text:style-name="Text_20_body">Alla fine di questa valutazione, viene fatto clustering di questi gruppi utilizzando queste valutazioni.</text:p>
      <text:p text:style-name="Text_20_body">Il clustering viene fatto con <text:span text:style-name="T20">K</text:span>-<text:span text:style-name="T20">M</text:span>eans e, quindi, ogni valutazione viene classificata in 3 gruppi (anche questo parametro può essere cambiato a piacimento).</text:p>
      <text:p text:style-name="Text_20_body">Ora sappiamo quali sono gli utenti che in un mese hanno avuto uno stato di salute ottimale.</text:p>
      <text:p text:style-name="Text_20_body">A questo punto si effettua il training vero e proprio tramite SVM che per ogni gruppo troverà gli iperpiani che dividono gli utenti in salute da quelli poco e scarsamente in salute.</text:p>
      <text:p text:style-name="Text_20_body">Tutti gli utenti vengono divisi in training e <text:span text:style-name="T20">validazione</text:span> tramite l’algoritmo K-Fold.</text:p>
      <text:p text:style-name="P2">Per ogni partizione degli utenti del training <text:span text:style-name="T19">viene fatto un training del classificatore SVM e poi ne viene calcolata l’accuratezza con gli utenti della validazione. Se la percentuale di accuratezza non è maggiore di quella richiesta, allora vengono modificati degli iperparametri (gamma e penalty error). Il rate di incremento di questi due iperparametri può essere modificato a propria scelta.</text:span></text:p>
      <text:p text:style-name="Text_20_body">Dopodichè si continua con il K-Fold testing fino a che non viene testata anche l’ultima partizione ed, eventualmente, modificati gli iperparametri.</text:p>
      <text:p text:style-name="Text_20_body">Alla fine viene utilizzata la parte di utenti (che hanno subito lo stesso processo degli altri di valutazione dei gruppi) di <text:span text:style-name="T21">testing</text:span> per vedere l’accuratezza del sistema.</text:p>
      <text:p text:style-name="Text_20_body">Va specificato che il sistema, ovviamente, crea modelli diversi per uomini e donne, e anche per fasce d’età (fino a 30 anni, fino a 60 e restanti). <text:span text:style-name="T23">Il numero e l’età massima di q</text:span>ueste fasce d’età possono essere cambiate o aggiunte <text:span text:style-name="T24">a piacimento</text:span>.</text:p>
      <text:h text:style-name="P9" text:outline-level="2">Istruzioni per l’esecuzione</text:h>
      <text:h text:style-name="P12" text:outline-level="3">Prerequisiti</text:h>
      <text:p text:style-name="Text_20_body">Installare python3 e pip per python3 (il package manager di python). Entrambi sono presenti nei repository delle principali distribuzioni Linux (e Mac).</text:p>
      <text:p text:style-name="Text_20_body"><text:soft-page-break/>Poi, utilizzando pip, installare i vari pacchetti python presenti nel file requirements.txt.</text:p>
      <text:h text:style-name="P13" text:outline-level="3">Training</text:h>
      <text:p text:style-name="Text_20_body">Copiare sotto la cartella dataset i file data.csv (rilevazioni degli utenti) e userinfo.csv (lista degli utenti con altre informazioni).</text:p>
      <text:p text:style-name="Text_20_body">Dopodichè eseguire il file training.py con python3 ed attendere che il training sia completato.</text:p>
      <text:p text:style-name="Text_20_body">Nel file define.py ci sono diverse variabili dell’intero sistema.</text:p>
      <text:p text:style-name="Text_20_body">Una di queste, ad esempio, è la percentuale minima di accuratezza del sistema.</text:p>
      <text:p text:style-name="Text_20_body">Il sistema effettua una verifica del proprio training e scarta i modelli creati se non si è raggiunta una percentuale sufficiente di accuratezza. Si consider<text:span text:style-name="T16">i</text:span> che una percentuale troppo bassa rischia di rendere il training poco accurato, mentre con una percentuale troppo alta si ha il rischio di overfitting.</text:p>
      <text:h text:style-name="P14" text:outline-level="3">Analisi</text:h>
      <text:p text:style-name="Text_20_body">Basta eseguire il file analyze.py con python3 e inserire le rilevazioni dell’utente ed attendere i risultati. Se non si è in possesso di tutte le rilevazioni, verranno analizzate solo i gruppi di attributi che hanno tutte le rilevazioni.</text:p>
      <text:h text:style-name="P10" text:outline-level="2">Algoritmi di Machine Learning utilizzati</text:h>
      <text:list xml:id="list3897467634" text:style-name="List_20_1">
        <text:list-item>
          <text:p text:style-name="P5">Training/testing user<text:span text:style-name="T22">s</text:span> split</text:p>
        </text:list-item>
        <text:list-item>
          <text:p text:style-name="P6">Kmeans</text:p>
        </text:list-item>
        <text:list-item>
          <text:p text:style-name="P6">SVM <text:span text:style-name="T15">(con variazione di iperparametri)</text:span></text:p>
        </text:list-item>
        <text:list-item>
          <text:p text:style-name="P7">K-Fold testing</text:p>
        </text:list-item>
      </text:list>
      <text:h text:style-name="P11" text:outline-level="2">Output del training</text:h>
      <text:p text:style-name="P3">Esempio:</text:p>
      <text:p text:style-name="P3"/>
      <text:p text:style-name="P3">DONE! Accuracy for Male with maximum 40 years is</text:p>
      <text:p text:style-name="P3">HEALT ACCURACY = 0.82</text:p>
      <text:p text:style-name="P3">SLEEP ACCURACY = 0.90</text:p>
      <text:p text:style-name="P3">ACTIVITY ACCURACY = 0.8</text:p>
      <text:p text:style-name="P3">MINIMUM ACCURACY REQUIRED = 0.8</text:p>
      <text:p text:style-name="P3"/>
      <text:p text:style-name="P3">ERROR! Accuracy for Male with maximum 60 years is</text:p>
      <text:p text:style-name="P3">HEALT ACCURACY = 0.84</text:p>
      <text:p text:style-name="P3">SLEEP ACCURACY = 0.88</text:p>
      <text:p text:style-name="P3"><text:soft-page-break/>ACTIVITY ACCURACY = 0.2</text:p>
      <text:p text:style-name="P3">MINIMUM ACCURACY REQUIRED = 0.8</text:p>
      <text:p text:style-name="P3">Try to change some parameters in define.py</text:p>
      <text:p text:style-name="P3"/>
      <text:p text:style-name="P3">ERROR! Accuracy for Male with maximum MAX_AGE years is</text:p>
      <text:p text:style-name="P3">HEALT ACCURACY = 0.78</text:p>
      <text:p text:style-name="P3">SLEEP ACCURACY = 0.92</text:p>
      <text:p text:style-name="P3">ACTIVITY ACCURACY = 0.2</text:p>
      <text:p text:style-name="P3">MINIMUM ACCURACY REQUIRED = 0.8</text:p>
      <text:p text:style-name="P3">Try to change some parameters in define.py</text:p>
      <text:p text:style-name="P3"/>
      <text:p text:style-name="P3">ERROR! Accuracy for Female with maximum 40 years is</text:p>
      <text:p text:style-name="P3">HEALT ACCURACY = 0.68</text:p>
      <text:p text:style-name="P3">SLEEP ACCURACY = 0.88</text:p>
      <text:p text:style-name="P3">ACTIVITY ACCURACY = 0.4</text:p>
      <text:p text:style-name="P3">MINIMUM ACCURACY REQUIRED = 0.8</text:p>
      <text:p text:style-name="P3">Try to change some parameters in define.py</text:p>
      <text:p text:style-name="P3"/>
      <text:p text:style-name="P3">DONE! Accuracy for Female with maximum 60 years is</text:p>
      <text:p text:style-name="P3">HEALT ACCURACY = 0.86</text:p>
      <text:p text:style-name="P3">SLEEP ACCURACY = 0.90</text:p>
      <text:p text:style-name="P3">ACTIVITY ACCURACY = 0.81</text:p>
      <text:p text:style-name="P3">MINIMUM ACCURACY REQUIRED = 0.8</text:p>
      <text:p text:style-name="P3"/>
      <text:p text:style-name="P3">DONE! Accuracy for Female with maximum MAX_AGE years is</text:p>
      <text:p text:style-name="P3">HEALT ACCURACY = 0.82</text:p>
      <text:p text:style-name="P3">SLEEP ACCURACY = 0.92</text:p>
      <text:p text:style-name="P3">ACTIVITY ACCURACY = 0.84</text:p>
      <text:p text:style-name="P3">MINIMUM ACCURACY REQUIRED = 0.8</text:p>
      <text:p text:style-name="P3"/>
      <text:p text:style-name="P3"/>
      <text:h text:style-name="P11" text:outline-level="2"><text:soft-page-break/>Conclusioni</text:h>
      <text:p text:style-name="P3">Il sistema ha mostrato una buona accuratezza per quanto riguarda la predizione di Salute e Sonno rispetto a quella dell’Attività. Ciò in parte è dovuto alla composizione del dataset (che presenta un numero maggiore di persone di età superiore ai 50 <text:span text:style-name="T25">anni</text:span> e che, quindi, potrebbero aver fatto uso di queste rilevazioni a scopo medico piuttosto che a scopo di salute) e in parte alla difficoltà oggettiva di misurare l’attività fisica di una persona. A seconda dei casi, infatti, è preferibile fare un tipo di attività piuttosto che un’altra e riassumere il tipo di attività svolta solo misurando durata, intensità e consumo calorico della stessa, è molto difficile ottenere risultati corretti.</text:p>
      <text:p text:style-name="P3">In ogni caso un sistema del genere è da considerarsi di tipo passivo, ovvero un sistema che senza bisogno di azioni da parte dell’utente, è in grado di mostrare con un certo grado di accuratezza la situazione generale dello stesso. Non lo si deve intendere come un sostituto di un medico che, in quanto capace di analizzare più aspetti di un utente, può effettuare un giudizio più accurato.</text:p>
      <text:p text:style-name="P4">Il sistema è complementare ad un medico e, sebbene patologie complesse possono essere rilevate solo da uno specialista, il sistema può fornire delle utili indicazioni per quanto riguarda aspetti meno critici, come il controllo del peso o dell’attività fisica.</text:p>
      <text:p text:style-name="P3">Per quanto riguarda gli sviluppi futuri, il sistema può migliorare nella predizione dell’attività fisica dell’utente, a patto di avere dati più precisi ed un campione di utenti più vario e vasto.</text:p>
      <text:p text:style-name="P3">Inoltre s<text:span text:style-name="T25">i potrebbe integrare ad altri strumenti (o integrarli nel sistema stesso) per avere uno storico delle attività passate di un utente (ovvero dei miglioramenti o peggioramenti passati) ed avere una predizione dello stato di salute futuro nel caso si continui con quell’attività.</text:span></text:p>
      <text:p text:style-name="P4">A partire da questo si potrebbe fare anche una predizione delle calorie necessarie ad un utente per mantenere il peso attuale a partire proprio da quelle predizioni di cui sopra.</text:p>
      <text:p text:style-name="P3">Inoltre, da un punto di vista puramente tecnico, si potrebbe rendere il training più efficiente rendendo il sistema multithreading, in quanto molte operazioni si prestano facilmente all’esecuzione <text:s/>parallelizz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6:08:21.294755506</meta:creation-date>
    <dc:date>2019-09-25T17:45:48.637718233</dc:date>
    <meta:editing-duration>PT3H56M57S</meta:editing-duration>
    <meta:editing-cycles>39</meta:editing-cycles>
    <meta:generator>LibreOffice/6.2.6.2$Linux_X86_64 LibreOffice_project/20$Build-2</meta:generator>
    <meta:document-statistic meta:table-count="0" meta:image-count="0" meta:object-count="0" meta:page-count="5" meta:paragraph-count="91" meta:word-count="1637" meta:character-count="10257" meta:non-whitespace-character-count="8714"/>
  </office:meta>
</office:document-meta>
</file>